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erif"/>
    <style:font-face style:name="PT Sans Narrow" svg:font-family="'PT Sans Narrow', sans-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1665in" fo:margin-right="0in" fo:margin-top="0in" fo:margin-bottom="0.4165in" style:contextual-spacing="false" fo:orphans="2" fo:widows="2" fo:text-indent="0in" style:auto-text-indent="false"/>
      <style:text-properties fo:font-variant="normal" fo:text-transform="none" fo:color="#a1a2a5" style:font-name="PT Sans" fo:font-size="12pt" fo:letter-spacing="normal" fo:font-style="normal" fo:font-weight="normal" fo:padding="0in" fo:border="none"/>
    </style:style>
    <style:style style:name="P2"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font-size="12pt" fo:letter-spacing="normal" fo:font-style="normal" fo:font-weight="normal" fo:padding="0in" fo:border="none"/>
    </style:style>
    <style:style style:name="P3"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4"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6" style:family="paragraph" style:parent-style-name="Text_20_body" style:list-style-name="L1">
      <style:paragraph-properties fo:margin-left="0.1665in" fo:margin-right="0in" fo:margin-top="0in" fo:margin-bottom="0in" style:contextual-spacing="false" fo:orphans="2" fo:widows="2" fo:text-indent="0in" style:auto-text-indent="false" fo:background-color="#edf5fb" fo:padding="0in" fo:border="none">
        <style:background-image/>
      </style:paragraph-properties>
    </style:style>
    <style:style style:name="P7" style:family="paragraph" style:parent-style-name="Text_20_body" style:list-style-name="L1">
      <style:paragraph-properties fo:margin-left="0.1665in" fo:margin-right="0in" fo:margin-top="0in" fo:margin-bottom="0in" style:contextual-spacing="false" fo:orphans="2" fo:widows="2" fo:text-indent="0in" style:auto-text-indent="false" fo:background-color="#edf5fb" fo:padding="0in" fo:border="none">
        <style:background-image/>
      </style:paragraph-properties>
      <style:text-properties fo:font-variant="normal" fo:text-transform="none" fo:color="#000000" style:font-name="PT Sans" fo:letter-spacing="normal" fo:font-style="normal" fo:font-weight="normal"/>
    </style:style>
    <style:style style:name="P8"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font-size="12pt" fo:letter-spacing="normal" fo:font-style="normal" fo:font-weight="normal" fo:padding="0in" fo:border="none"/>
    </style:style>
    <style:style style:name="P9"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10" style:family="paragraph" style:parent-style-name="Heading_20_4">
      <style:paragraph-properties fo:margin-left="0.1665in" fo:margin-right="0in" fo:margin-top="0in" fo:margin-bottom="0in" style:contextual-spacing="false" fo:line-height="143%" fo:orphans="2" fo:widows="2" fo:text-indent="0in" style:auto-text-indent="false" fo:padding="0in" fo:border="none"/>
      <style:text-properties fo:font-variant="normal" fo:text-transform="none" fo:color="#333333" style:font-name="PT Sans" fo:font-size="12pt" fo:letter-spacing="normal" fo:font-style="normal" fo:font-weight="normal" fo:padding="0in" fo:border="none"/>
    </style:style>
    <style:style style:name="P11"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style:font-name="Monaco" fo:font-size="12pt" fo:letter-spacing="normal" fo:font-style="normal" fo:font-weight="normal" fo:padding="0in" fo:border="none"/>
    </style:style>
    <style:style style:name="P12"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fo:letter-spacing="normal" fo:padding="0in" fo:border="none"/>
    </style:style>
    <style:style style:name="P13"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666600" style:font-name="Monaco" fo:font-size="12pt" fo:letter-spacing="normal" fo:font-style="normal" fo:font-weight="normal" fo:padding="0in" fo:border="none"/>
    </style:style>
    <style:style style:name="P14"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880000" style:font-name="Monaco" fo:font-size="12pt" fo:letter-spacing="normal" fo:font-style="italic" fo:font-weight="normal" fo:padding="0in" fo:border="none"/>
    </style:style>
    <style:style style:name="P15" style:family="paragraph" style:parent-style-name="Heading_20_3">
      <style:paragraph-properties fo:margin-left="0.1665in" fo:margin-right="0in" fo:margin-top="0in" fo:margin-bottom="0in" style:contextual-spacing="false" fo:line-height="143%" fo:text-indent="0in" style:auto-text-indent="false" fo:padding="0in" fo:border="none"/>
      <style:text-properties fo:color="#333333" style:font-name="PT Sans"/>
    </style:style>
    <style:style style:name="T1" style:family="text">
      <style:text-properties fo:font-variant="normal" fo:text-transform="none" fo:color="#000000" style:font-name="PT Sans" fo:font-size="12pt" fo:letter-spacing="normal" fo:font-style="normal" fo:font-weight="normal" fo:padding="0in" fo:border="none"/>
    </style:style>
    <style:style style:name="T2" style:family="text">
      <style:text-properties fo:font-variant="normal" fo:text-transform="none" fo:color="#000000" style:font-name="PT Sans" fo:font-size="12pt" fo:letter-spacing="normal" fo:font-style="normal" fo:font-weight="bold" fo:padding="0in" fo:border="none"/>
    </style:style>
    <style:style style:name="T3" style:family="text">
      <style:text-properties fo:font-variant="normal" fo:text-transform="none" fo:color="#000000" style:font-name="PT Sans" fo:letter-spacing="normal" fo:font-style="normal" fo:font-weight="normal"/>
    </style:style>
    <style:style style:name="T4" style:family="text">
      <style:text-properties fo:font-variant="normal" fo:text-transform="none" fo:color="#7c1806" style:font-name="Monaco" fo:font-size="12pt" fo:letter-spacing="normal" fo:font-style="normal" fo:font-weight="normal" fo:padding="0in" fo:border="none"/>
    </style:style>
    <style:style style:name="T5" style:family="text">
      <style:text-properties fo:font-variant="normal" fo:text-transform="none" fo:color="#2a6b8f" style:text-line-through-style="none" style:text-line-through-type="none" style:font-name="PT Sans Narrow" fo:font-size="12pt" fo:letter-spacing="normal" fo:font-style="normal" style:text-underline-style="none" fo:font-weight="normal" style:text-blinking="false" fo:padding="0in" fo:border="none"/>
    </style:style>
    <style:style style:name="T6" style:family="text">
      <style:text-properties style:font-name="Monaco" fo:font-size="12pt" fo:font-style="normal" fo:font-weight="normal"/>
    </style:style>
    <style:style style:name="T7" style:family="text">
      <style:text-properties fo:font-weight="bold"/>
    </style:style>
    <style:style style:name="T8" style:family="text">
      <style:text-properties fo:color="#000088" fo:font-weight="bold"/>
    </style:style>
    <style:style style:name="T9" style:family="text">
      <style:text-properties fo:color="#000088" style:font-name="Monaco" fo:font-size="12pt" fo:font-style="normal" fo:font-weight="bold"/>
    </style:style>
    <style:style style:name="T10" style:family="text">
      <style:text-properties fo:color="#660066" fo:font-weight="bold"/>
    </style:style>
    <style:style style:name="T11" style:family="text">
      <style:text-properties fo:color="#660066" style:font-name="Monaco" fo:font-size="12pt" fo:font-style="normal" fo:font-weight="bold"/>
    </style:style>
    <style:style style:name="T12" style:family="text">
      <style:text-properties fo:color="#666600"/>
    </style:style>
    <style:style style:name="T13" style:family="text">
      <style:text-properties fo:color="#666600" style:font-name="Monaco" fo:font-size="12pt" fo:font-style="normal" fo:font-weight="normal"/>
    </style:style>
    <style:style style:name="T14" style:family="text">
      <style:text-properties fo:color="#008800" style:font-name="Monaco" fo:font-size="12pt" fo:font-style="normal" fo:font-weight="normal"/>
    </style:style>
    <style:style style:name="T15" style:family="text">
      <style:text-properties fo:color="#880000" fo:font-style="italic"/>
    </style:style>
    <style:style style:name="T16" style:family="text">
      <style:text-properties fo:color="#508fb2"/>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Shakespeare's Hamlet, the king and queen of Denmark address two of Hamlet's buddies with "Thanks Rosencratz and gentle Guildenstern" and "Thanks Guildenstern and gentle Rosencratz." Critics reference these lines to declare the two fellows as indistinguishable, perhaps with an eye toward their function in the play.</text:p>
      <text:section text:style-name="Sect1" text:name="drr-container">
        <text:p text:style-name="P4"><text:span text:style-name="T1">And so it is with type and class. In the seminal work </text:span><text:span text:style-name="Emphasis"><text:span text:style-name="T1">Object Oriented Analysis and Design with Applications,</text:span></text:span><text:span text:style-name="T1"> (Addison Wesley, 1994), Grady Booch declares, "For our purposes, we will use the terms type and class interchangeably." A footnote goes on to explain that, "A type and a class are not exactly the same ... For most mortals, however, separating the concepts of type and class is utterly confusing."</text:span></text:p>
        <text:p text:style-name="P2">Certainly Booch deserves the eminent status he has attained in the object-oriented community. Nonetheless, I disagree with his assessment, though in fairness I should acknowledge that he speaks from a language-independent view. Fortunately for Java developers, the Java language has taken a positive step in facilitating a clearer distinction between type and class. To explore that distinction, we will examine type and class from a Java perspective.</text:p>
        <text:h text:style-name="P8" text:outline-level="2">The advantage of type</text:h>
        <text:p text:style-name="P4"><text:span text:style-name="T1">Programming language types characterize the values used in the course of program execution. Though limited compared with modern languages, FORTRAN first introduced types in 1954. The language syntax allowed programmers to distinguish between numeric types for integer and floating-point arithmetic. Variables beginning with those letters between </text:span><text:span text:style-name="Emphasis"><text:span text:style-name="T1">i</text:span></text:span><text:span text:style-name="T1"> and </text:span><text:span text:style-name="Emphasis"><text:span text:style-name="T1">n</text:span></text:span><text:span text:style-name="T1"> were implicitly typed as integers. Relics of that convention survive today, as many programmers still use the letters </text:span><text:span text:style-name="Emphasis"><text:span text:style-name="T1">i</text:span></text:span><text:span text:style-name="T1"> and </text:span><text:span text:style-name="Emphasis"><text:span text:style-name="T1">j</text:span></text:span><text:span text:style-name="T1"> for array subscripting.</text:span></text:p>
        <text:p text:style-name="P2"><text:soft-page-break/>The FORTRAN typing scheme's primary benefit was code optimization for the underlying hardware system. Computer language evolution quickly raised type from its restricted realm of urging faster code production from compilers to allowing users to define their own data types. User-defined types are the pragmatic extension of abstract data types from type theory. An abstract data type is an ordinary type along with a set of operations. Abstract data types effectively shield module internal mechanics by permitting interaction only through published type operations. You will recognize the class concept as the manifestation of abstract data types in object-oriented languages. An object-oriented class is an abstract data type with full or partial implementation of each declared type operation.</text:p>
        <text:p text:style-name="P2">User-defined data types realize significant benefit in extending a programming language's primitive type system. Expressive combinations of primitive and user-defined types create new, more complex types. Importantly, these user-defined types are first-class citizens, meaning that objects characterized by these types enjoy privileges similar to those of primitive types, thereby facilitating efficient data structure management.</text:p>
        <text:p text:style-name="P2">The introduction of programming language types also paved the way for program text type-checking. Type operations restrict the permissible interaction with a user-defined type, thereby declaring the explicit boundaries of a system module. A type-checker, based on well-defined typing rules, enforces the proper use of program types by ensuring the integrity of these boundaries. Type-checking's primary purpose is to prevent program execution errors.</text:p>
        <text:p text:style-name="P2">Java's specification as a strongly typed language enables the static determination of all variable and program expression types. That allows most type enforcement <text:soft-page-break/>to occur at compile time. A static type-checker, usually the language compiler, ingests the program text and verifies that variables and program expressions conform to the typing rules.</text:p>
        <text:p text:style-name="P2">User-defined data types offer further benefit by providing valuable insight into program meaning. The declaration of types and their use in a program give a partial program specification. Like descriptive variable names, type declarations reveal clues to system structure.</text:p>
        <text:h text:style-name="P8" text:outline-level="2">Defining types</text:h>
        <text:p text:style-name="P2">The Java language provides two separate mechanisms for declaring user-defined types. A class defines a type with a partial or full implementation, whereas an interface defines a type free of any implementation concerns.</text:p>
        <text:h text:style-name="P10" text:outline-level="4">Defining types with classes</text:h>
        <text:p text:style-name="P2">Most programmers think of Java classes as primarily code implementation repositories. A class text defines an implementation template that effectively becomes an object-creation blueprint. This important aspect of the class concept reflects the manner in which Java facilitates code modularization. Classes provide the primary unit for decomposing a software system into understandable and manageable pieces. In turn, that modularization significantly aids the comprehensibility of larger systems.</text:p>
        <text:p text:style-name="P4"><text:span text:style-name="T1">Class inheritance through the Java </text:span><text:span text:style-name="Source_20_Text"><text:span text:style-name="T4">extends</text:span></text:span><text:span text:style-name="T1"> clause further facilitates modularization. Module, or implementation, inheritance offers a way to create subclasses that automatically utilize implementation code from the superclass module. Subclasses build on superclass implementation and thus provide a means </text:span><text:soft-page-break/><text:span text:style-name="T1">for module extension. This implementation-centric view of inheritance emphasizes code reuse.</text:span></text:p>
        <text:p text:style-name="P4"><text:span text:style-name="T1">Java classes also play an additional significant role. As well as providing implementation code, every class also defines a type. We often speak of this type as the public interface to the class. That terminology is somewhat confusing in light of the Java language </text:span><text:span text:style-name="Source_20_Text"><text:span text:style-name="T4">interface</text:span></text:span><text:span text:style-name="T1"> keyword. Regardless, the set of public methods declared by the class defines a new type. This new type enjoys all the privileges and benefits of the Java type system in a manner that is completely independent of implementation code. Whether concrete or abstract, a class always defines a single new type.</text:span></text:p>
        <text:p text:style-name="P4"><text:span text:style-name="T1">Inheritance via the </text:span><text:span text:style-name="Source_20_Text"><text:span text:style-name="T4">extends</text:span></text:span><text:span text:style-name="T1"> clause also plays another important role that mirrors a class's ability to define a type. Type, or interface, inheritance provides a mechanism for creating subtypes that build on a supertype's public interface. Since a type </text:span><text:span text:style-name="T2">B</text:span><text:span text:style-name="T1"> declared as a subtype of </text:span><text:span text:style-name="T2">A</text:span><text:span text:style-name="T1"> also has type </text:span><text:span text:style-name="T2">A</text:span><text:span text:style-name="T1">, the type-checker permits any variable or program expression of type </text:span><text:span text:style-name="T2">B</text:span><text:span text:style-name="T1"> when expecting a variable or program expression of type </text:span><text:span text:style-name="T2">A</text:span><text:span text:style-name="T1">.</text:span></text:p>
        <text:p text:style-name="P4"><text:span text:style-name="T1">As an example, consider the following definition of class </text:span><text:span text:style-name="Source_20_Text"><text:span text:style-name="T4">Base</text:span></text:span><text:span text:style-name="T1">:</text:span></text:p>
        <text:p text:style-name="P11"><text:span text:style-name="T8">public</text:span> <text:span text:style-name="T8">class</text:span> <text:span text:style-name="T10">Base</text:span></text:p>
        <text:p text:style-name="P13">{</text:p>
        <text:p text:style-name="P12"><text:s text:c="2"/><text:span text:style-name="T9">public</text:span><text:span text:style-name="T6"> </text:span><text:span text:style-name="T11">String</text:span><text:span text:style-name="T6"> m1</text:span><text:span text:style-name="T13">()</text:span></text:p>
        <text:p text:style-name="P12"><text:s text:c="2"/><text:span text:style-name="T13">{</text:span></text:p>
        <text:p text:style-name="P12"><text:s text:c="4"/><text:span text:style-name="T9">return</text:span><text:span text:style-name="T6"> </text:span><text:span text:style-name="T14">"Base.m1()"</text:span><text:span text:style-name="T13">;</text:span></text:p>
        <text:p text:style-name="P12"><text:s text:c="2"/><text:span text:style-name="T13">}</text:span></text:p>
        <text:p text:style-name="P12"><text:s text:c="2"/><text:span text:style-name="T9">public</text:span><text:span text:style-name="T6"> </text:span><text:span text:style-name="T11">String</text:span><text:span text:style-name="T6"> m2</text:span><text:span text:style-name="T13">(</text:span><text:span text:style-name="T6"> </text:span><text:span text:style-name="T11">String</text:span><text:span text:style-name="T6"> s </text:span><text:span text:style-name="T13">)</text:span></text:p>
        <text:p text:style-name="P12"><text:s text:c="2"/><text:span text:style-name="T13">{</text:span></text:p>
        <text:p text:style-name="P12"><text:s text:c="4"/><text:span text:style-name="T9">return</text:span><text:span text:style-name="T6"> </text:span><text:span text:style-name="T14">"Base.m2("</text:span><text:span text:style-name="T6"> </text:span><text:span text:style-name="T13">+</text:span><text:span text:style-name="T6"> s </text:span><text:span text:style-name="T13">+</text:span><text:span text:style-name="T6"> </text:span><text:span text:style-name="T14">")"</text:span><text:span text:style-name="T13">;</text:span></text:p>
        <text:p text:style-name="P12"><text:s text:c="2"/><text:span text:style-name="T13">}</text:span></text:p>
        <text:p text:style-name="P12"><text:s text:c="2"/><text:span text:style-name="T9">private</text:span><text:span text:style-name="T6"> </text:span><text:span text:style-name="T11">String</text:span><text:span text:style-name="T6"> p</text:span><text:span text:style-name="T13">()</text:span></text:p>
        <text:p text:style-name="P12"><text:s text:c="2"/><text:span text:style-name="T13">{</text:span></text:p>
        <text:p text:style-name="P12"><text:soft-page-break/><text:s text:c="4"/><text:span text:style-name="T9">return</text:span><text:span text:style-name="T6"> </text:span><text:span text:style-name="T14">"Base.p()"</text:span><text:span text:style-name="T13">;</text:span></text:p>
        <text:p text:style-name="P12"><text:s text:c="2"/><text:span text:style-name="T13">}</text:span></text:p>
        <text:p text:style-name="P13">}</text:p>
        <text:p text:style-name="P4"><text:span text:style-name="T1">The class provides implementation for three methods: </text:span><text:span text:style-name="Source_20_Text"><text:span text:style-name="T4">m1()</text:span></text:span><text:span text:style-name="T1">, </text:span><text:span text:style-name="Source_20_Text"><text:span text:style-name="T4">m2(String)</text:span></text:span><text:span text:style-name="T1">, and </text:span><text:span text:style-name="Source_20_Text"><text:span text:style-name="T4">p()</text:span></text:span><text:span text:style-name="T1">. Only public method declarations become part of the defined type, so type </text:span><text:span text:style-name="Source_20_Text"><text:span text:style-name="T4">Base</text:span></text:span><text:span text:style-name="T1"> consists of operations </text:span><text:span text:style-name="Source_20_Text"><text:span text:style-name="T4">m1()</text:span></text:span><text:span text:style-name="T1"> and </text:span><text:span text:style-name="Source_20_Text"><text:span text:style-name="T4">m2(String)</text:span></text:span><text:span text:style-name="T1">. (For this discussion, I'll ignore the implementation and type operations inherited from the primordial </text:span><text:span text:style-name="Source_20_Text"><text:span text:style-name="T4">Object</text:span></text:span><text:span text:style-name="T1"> class.) Type </text:span><text:span text:style-name="Source_20_Text"><text:span text:style-name="T4">Base</text:span></text:span><text:span text:style-name="T1"> does not include the private method </text:span><text:span text:style-name="Source_20_Text"><text:span text:style-name="T4">p()</text:span></text:span><text:span text:style-name="T1">, thus the type-checker rejects the following code:</text:span></text:p>
        <text:p text:style-name="P11"><text:span text:style-name="T10">Base</text:span> <text:span text:style-name="T8">ref</text:span> <text:span text:style-name="T12">=</text:span> <text:span text:style-name="T8">new</text:span> <text:span text:style-name="T10">Base</text:span><text:span text:style-name="T12">();</text:span></text:p>
        <text:p text:style-name="P11"><text:span text:style-name="T10">System</text:span><text:span text:style-name="T12">.</text:span><text:span text:style-name="T8">out</text:span><text:span text:style-name="T12">.</text:span>println<text:span text:style-name="T12">(</text:span> <text:span text:style-name="T8">ref</text:span><text:span text:style-name="T12">.</text:span>p<text:span text:style-name="T12">()</text:span> <text:span text:style-name="T12">);</text:span> <text:s text:c="5"/><text:span text:style-name="T15">// REJECT</text:span></text:p>
        <text:p text:style-name="P4"><text:span text:style-name="T1">The second statement calls method </text:span><text:span text:style-name="Source_20_Text"><text:span text:style-name="T4">p()</text:span></text:span><text:span text:style-name="T1"> through the type </text:span><text:span text:style-name="Source_20_Text"><text:span text:style-name="T4">Base</text:span></text:span><text:span text:style-name="T1"> variable </text:span><text:span text:style-name="Source_20_Text"><text:span text:style-name="T4">ref</text:span></text:span><text:span text:style-name="T1">. The type-checker rejects that expression since type </text:span><text:span text:style-name="Source_20_Text"><text:span text:style-name="T4">Base</text:span></text:span><text:span text:style-name="T1"> does not have an operation </text:span><text:span text:style-name="Source_20_Text"><text:span text:style-name="T4">p()</text:span></text:span><text:span text:style-name="T1">, even though the attached object possesses implementation code for method </text:span><text:span text:style-name="Source_20_Text"><text:span text:style-name="T4">p()</text:span></text:span><text:span text:style-name="T1">. The type-checker rigidly enforces that the declared type of </text:span><text:span text:style-name="Source_20_Text"><text:span text:style-name="T4">ref</text:span></text:span><text:span text:style-name="T1">cannot call method </text:span><text:span text:style-name="Source_20_Text"><text:span text:style-name="T4">p()</text:span></text:span><text:span text:style-name="T1">. Now consider the following definition of class </text:span><text:span text:style-name="Source_20_Text"><text:span text:style-name="T4">Derived</text:span></text:span><text:span text:style-name="T1">:</text:span></text:p>
        <text:p text:style-name="P11"><text:span text:style-name="T8">public</text:span> <text:span text:style-name="T8">class</text:span> <text:span text:style-name="T10">Derived</text:span></text:p>
        <text:p text:style-name="P12"><text:s text:c="2"/><text:span text:style-name="T9">extends</text:span><text:span text:style-name="T6"> </text:span><text:span text:style-name="T11">Base</text:span></text:p>
        <text:p text:style-name="P13">{</text:p>
        <text:p text:style-name="P12"><text:s text:c="2"/><text:span text:style-name="T9">public</text:span><text:span text:style-name="T6"> </text:span><text:span text:style-name="T11">String</text:span><text:span text:style-name="T6"> m1</text:span><text:span text:style-name="T13">()</text:span></text:p>
        <text:p text:style-name="P12"><text:s text:c="2"/><text:span text:style-name="T13">{</text:span></text:p>
        <text:p text:style-name="P12"><text:s text:c="4"/><text:span text:style-name="T9">return</text:span><text:span text:style-name="T6"> </text:span><text:span text:style-name="T14">"Derived.m1"</text:span><text:span text:style-name="T13">;</text:span></text:p>
        <text:p text:style-name="P12"><text:s text:c="2"/><text:span text:style-name="T13">}</text:span></text:p>
        <text:p text:style-name="P12"><text:s text:c="2"/><text:span text:style-name="T9">public</text:span><text:span text:style-name="T6"> </text:span><text:span text:style-name="T11">String</text:span><text:span text:style-name="T6"> m3</text:span><text:span text:style-name="T13">()</text:span></text:p>
        <text:p text:style-name="P12"><text:s text:c="2"/><text:span text:style-name="T13">{</text:span></text:p>
        <text:p text:style-name="P12"><text:s text:c="4"/><text:span text:style-name="T9">return</text:span><text:span text:style-name="T6"> </text:span><text:span text:style-name="T14">"Derived.m3()"</text:span><text:span text:style-name="T13">;</text:span></text:p>
        <text:p text:style-name="P12"><text:s text:c="2"/><text:span text:style-name="T13">}</text:span></text:p>
        <text:p text:style-name="P13">}</text:p>
        <text:p text:style-name="P4"><text:span text:style-name="T1">Through the </text:span><text:span text:style-name="Source_20_Text"><text:span text:style-name="T4">extends</text:span></text:span><text:span text:style-name="T1"> clause, </text:span><text:span text:style-name="Source_20_Text"><text:span text:style-name="T4">Derived</text:span></text:span><text:span text:style-name="T1"> both subclasses and subtypes </text:span><text:span text:style-name="Source_20_Text"><text:span text:style-name="T4">Base</text:span></text:span><text:span text:style-name="T1">. As a subclass, </text:span><text:span text:style-name="Source_20_Text"><text:span text:style-name="T4">Derived</text:span></text:span><text:span text:style-name="T1"> performs module extension by overriding the implementation of </text:span><text:soft-page-break/><text:span text:style-name="T1">method </text:span><text:span text:style-name="Source_20_Text"><text:span text:style-name="T4">m1()</text:span></text:span><text:span text:style-name="T1"> and by declaring and implementing a new method, </text:span><text:span text:style-name="Source_20_Text"><text:span text:style-name="T4">m3()</text:span></text:span><text:span text:style-name="T1">. </text:span><text:span text:style-name="Source_20_Text"><text:span text:style-name="T4">Derived</text:span></text:span><text:span text:style-name="T1"> automatically reuses the </text:span><text:span text:style-name="Source_20_Text"><text:span text:style-name="T4">Base</text:span></text:span><text:span text:style-name="T1"> implementation of method </text:span><text:span text:style-name="Source_20_Text"><text:span text:style-name="T4">m2(String)</text:span></text:span><text:span text:style-name="T1">.</text:span></text:p>
        <text:p text:style-name="P4"><text:span text:style-name="T1">The class text also declares a new type, </text:span><text:span text:style-name="Source_20_Text"><text:span text:style-name="T4">Derived</text:span></text:span><text:span text:style-name="T1">, as a subtype of </text:span><text:span text:style-name="Source_20_Text"><text:span text:style-name="T4">Base</text:span></text:span><text:span text:style-name="T1">. By building on </text:span><text:span text:style-name="Source_20_Text"><text:span text:style-name="T4">Base</text:span></text:span><text:span text:style-name="T1">, </text:span><text:span text:style-name="Source_20_Text"><text:span text:style-name="T4">Derived</text:span></text:span><text:span text:style-name="T1"> contains the two operations </text:span><text:span text:style-name="Source_20_Text"><text:span text:style-name="T4">m1()</text:span></text:span><text:span text:style-name="T1"> and </text:span><text:span text:style-name="Source_20_Text"><text:span text:style-name="T4">m2(String)</text:span></text:span><text:span text:style-name="T1">as well as the new operation </text:span><text:span text:style-name="Source_20_Text"><text:span text:style-name="T4">m3()</text:span></text:span><text:span text:style-name="T1">. As a subtype, </text:span><text:span text:style-name="Source_20_Text"><text:span text:style-name="T4">Derived</text:span></text:span><text:span text:style-name="T1"> performs type specialization; that is, type </text:span><text:span text:style-name="Source_20_Text"><text:span text:style-name="T4">Derived</text:span></text:span><text:span text:style-name="T1"> is a special kind of </text:span><text:span text:style-name="Source_20_Text"><text:span text:style-name="T4">Base</text:span></text:span><text:span text:style-name="T1">. Importantly, the type-checker allows the legal substitution of any type </text:span><text:span text:style-name="Source_20_Text"><text:span text:style-name="T4">Derived</text:span></text:span><text:span text:style-name="T1"> variable or program expression where expecting type </text:span><text:span text:style-name="Source_20_Text"><text:span text:style-name="T4">Base</text:span></text:span><text:span text:style-name="T1">. For example, the type-checker accepts the program statement</text:span></text:p>
        <text:p text:style-name="P11"><text:span text:style-name="T10">Base</text:span> <text:span text:style-name="T8">ref</text:span> <text:span text:style-name="T12">=</text:span> <text:span text:style-name="T8">new</text:span> <text:span text:style-name="T10">Derived</text:span><text:span text:style-name="T12">();</text:span></text:p>
        <text:p text:style-name="P4"><text:span text:style-name="T1">The variable </text:span><text:span text:style-name="Source_20_Text"><text:span text:style-name="T4">ref</text:span></text:span><text:span text:style-name="T1"> has type </text:span><text:span text:style-name="Source_20_Text"><text:span text:style-name="T4">Base</text:span></text:span><text:span text:style-name="T1"> and the expression </text:span><text:span text:style-name="Source_20_Text"><text:span text:style-name="T4">new Derived()</text:span></text:span><text:span text:style-name="T1"> has type </text:span><text:span text:style-name="Source_20_Text"><text:span text:style-name="T4">Derived</text:span></text:span><text:span text:style-name="T1">. The type-checker examines the type hierarchy to verify type </text:span><text:span text:style-name="Source_20_Text"><text:span text:style-name="T4">Derived</text:span></text:span><text:span text:style-name="T1">conforms to type </text:span><text:span text:style-name="Source_20_Text"><text:span text:style-name="T4">Base</text:span></text:span><text:span text:style-name="T1">. Note that type conformance relies only on the type hierarchy defined through class inheritance. I'll touch on that important fact again when investigating types defined via the </text:span><text:span text:style-name="Source_20_Text"><text:span text:style-name="T4">interface</text:span></text:span><text:span text:style-name="T1"> concept.</text:span></text:p>
        <text:h text:style-name="P10" text:outline-level="4">Defining types with interfaces</text:h>
        <text:p text:style-name="P2">Curiously, Java interfaces offer perhaps the clearest distinction between type and class. An interface, quite simply, declares a type, deferring partial or full implementation to abstract or concrete classes. At first glance, that may seem to be the same as a class with no implementation. In fact, Java interfaces are often compared to C++ pure abstract classes. That misguided comparison, however, clouds an important Java language contribution. An interface not only separates type declaration from module implementation, it also facilitates the separation of type inheritance and implementation inheritance.</text:p>
        <text:p text:style-name="P4"><text:soft-page-break/><text:span text:style-name="T1">Java clearly distinguishes between these two kinds of inheritance. The Java language specification restricts module extension to single implementation inheritance, whereas type specialization supports multiple interface inheritance. While code reuse through module extension requires class inheritance via the </text:span><text:span text:style-name="Source_20_Text"><text:span text:style-name="T4">extends</text:span></text:span><text:span text:style-name="T1"> clause, type specialization results either from class inheritance or from interface inheritance via the </text:span><text:span text:style-name="Source_20_Text"><text:span text:style-name="T4">implements</text:span></text:span><text:span text:style-name="T1"> clause.</text:span></text:p>
        <text:p text:style-name="P4"><text:span text:style-name="T1">When using the </text:span><text:span text:style-name="Source_20_Text"><text:span text:style-name="T4">extends</text:span></text:span><text:span text:style-name="T1"> clause, type specialization may be viewed as a secondary result of module extension. With the </text:span><text:span text:style-name="Source_20_Text"><text:span text:style-name="T4">implements</text:span></text:span><text:span text:style-name="T1"> clause, however, type specialization takes front and center. The Java </text:span><text:span text:style-name="Source_20_Text"><text:span text:style-name="T4">interface</text:span></text:span><text:span text:style-name="T1"> keyword declares a type and the </text:span><text:span text:style-name="Source_20_Text"><text:span text:style-name="T4">implements</text:span></text:span><text:span text:style-name="T1"> keyword guarantees that a class either implements or defers the implementation of all operations for each type specified in the </text:span><text:span text:style-name="Source_20_Text"><text:span text:style-name="T4">implements</text:span></text:span><text:span text:style-name="T1"> clause. That guarantees that objects instantiated from concrete classes possess implementation code for all the operations of each type specified in the </text:span><text:span text:style-name="Source_20_Text"><text:span text:style-name="T4">implements</text:span></text:span><text:span text:style-name="T1"> clause.</text:span></text:p>
        <text:p text:style-name="P2">Consider the following interface and class definitions:</text:p>
        <text:p text:style-name="P11"><text:span text:style-name="T8">interface</text:span> <text:span text:style-name="T10">Foo</text:span></text:p>
        <text:p text:style-name="P13">{</text:p>
        <text:p text:style-name="P12"><text:s text:c="2"/><text:span text:style-name="T11">String</text:span><text:span text:style-name="T6"> m3</text:span><text:span text:style-name="T13">();</text:span></text:p>
        <text:p text:style-name="P13">}</text:p>
        <text:p text:style-name="P11"><text:span text:style-name="T8">public</text:span> <text:span text:style-name="T8">class</text:span> <text:span text:style-name="T10">Derived</text:span></text:p>
        <text:p text:style-name="P12"><text:s text:c="2"/><text:span text:style-name="T9">extends</text:span><text:span text:style-name="T6"> </text:span><text:span text:style-name="T11">Base</text:span></text:p>
        <text:p text:style-name="P12"><text:s text:c="2"/><text:span text:style-name="T9">implements</text:span><text:span text:style-name="T6"> </text:span><text:span text:style-name="T11">Foo</text:span></text:p>
        <text:p text:style-name="P13">{</text:p>
        <text:p text:style-name="P12"><text:s text:c="2"/><text:span text:style-name="T9">public</text:span><text:span text:style-name="T6"> </text:span><text:span text:style-name="T11">String</text:span><text:span text:style-name="T6"> m1</text:span><text:span text:style-name="T13">()</text:span></text:p>
        <text:p text:style-name="P12"><text:s text:c="2"/><text:span text:style-name="T13">{</text:span></text:p>
        <text:p text:style-name="P12"><text:s text:c="4"/><text:span text:style-name="T9">return</text:span><text:span text:style-name="T6"> </text:span><text:span text:style-name="T14">"Derived.m1"</text:span><text:span text:style-name="T13">;</text:span></text:p>
        <text:p text:style-name="P12"><text:s text:c="2"/><text:span text:style-name="T13">}</text:span></text:p>
        <text:p text:style-name="P12"><text:s text:c="2"/><text:span text:style-name="T9">public</text:span><text:span text:style-name="T6"> </text:span><text:span text:style-name="T11">String</text:span><text:span text:style-name="T6"> m3</text:span><text:span text:style-name="T13">()</text:span></text:p>
        <text:p text:style-name="P12"><text:s text:c="2"/><text:span text:style-name="T13">{</text:span></text:p>
        <text:p text:style-name="P12"><text:s text:c="4"/><text:span text:style-name="T9">return</text:span><text:span text:style-name="T6"> </text:span><text:span text:style-name="T14">"Derived.m3()"</text:span><text:span text:style-name="T13">;</text:span></text:p>
        <text:p text:style-name="P12"><text:s text:c="2"/><text:span text:style-name="T13">}</text:span></text:p>
        <text:p text:style-name="P13"><text:soft-page-break/>}</text:p>
        <text:p text:style-name="P4"><text:span text:style-name="T1">Interface </text:span><text:span text:style-name="Source_20_Text"><text:span text:style-name="T4">Foo</text:span></text:span><text:span text:style-name="T1"> declares a new type, </text:span><text:span text:style-name="Source_20_Text"><text:span text:style-name="T4">Foo</text:span></text:span><text:span text:style-name="T1">, with a single operation, </text:span><text:span text:style-name="Source_20_Text"><text:span text:style-name="T4">m3()</text:span></text:span><text:span text:style-name="T1">. The definition of class </text:span><text:span text:style-name="Source_20_Text"><text:span text:style-name="T4">Derived</text:span></text:span><text:span text:style-name="T1"> differs from before only by the addition of the </text:span><text:span text:style-name="Source_20_Text"><text:span text:style-name="T4">implements Foo</text:span></text:span><text:span text:style-name="T1"> clause. As previously demonstrated, by extending </text:span><text:span text:style-name="Source_20_Text"><text:span text:style-name="T4">Base</text:span></text:span><text:span text:style-name="T1">, class </text:span><text:span text:style-name="Source_20_Text"><text:span text:style-name="T4">Derived</text:span></text:span><text:span text:style-name="T1"> inherits implementation code from class </text:span><text:span text:style-name="Source_20_Text"><text:span text:style-name="T4">Base</text:span></text:span><text:span text:style-name="T1"> and type </text:span><text:span text:style-name="Source_20_Text"><text:span text:style-name="T4">Derived</text:span></text:span><text:span text:style-name="T1">inherits the operations of type </text:span><text:span text:style-name="Source_20_Text"><text:span text:style-name="T4">Base</text:span></text:span><text:span text:style-name="T1">. The additional </text:span><text:span text:style-name="Source_20_Text"><text:span text:style-name="T4">implements Foo</text:span></text:span><text:span text:style-name="T1"> clause means type </text:span><text:span text:style-name="Source_20_Text"><text:span text:style-name="T4">Derived</text:span></text:span><text:span text:style-name="T1"> also subtypes </text:span><text:span text:style-name="Source_20_Text"><text:span text:style-name="T4">Foo</text:span></text:span><text:span text:style-name="T1">. Thus you achieve multiple type inheritance: type </text:span><text:span text:style-name="Source_20_Text"><text:span text:style-name="T4">Derived</text:span></text:span><text:span text:style-name="T1"> subtypes type </text:span><text:span text:style-name="Source_20_Text"><text:span text:style-name="T4">Base</text:span></text:span><text:span text:style-name="T1"> and type </text:span><text:span text:style-name="Source_20_Text"><text:span text:style-name="T4">Foo</text:span></text:span><text:span text:style-name="T1">. Let's examine the ramifications of these type definitions.</text:span></text:p>
        <text:p text:style-name="P11"><text:span text:style-name="T10">Derived</text:span> derived <text:span text:style-name="T12">=</text:span> <text:span text:style-name="T8">new</text:span> <text:span text:style-name="T10">Derived</text:span><text:span text:style-name="T12">();</text:span></text:p>
        <text:p text:style-name="P11"><text:span text:style-name="T10">Foo</text:span> <text:s/>foo <text:s/><text:span text:style-name="T12">=</text:span> derived<text:span text:style-name="T12">;</text:span></text:p>
        <text:p text:style-name="P11"><text:span text:style-name="T10">Base</text:span> <text:span text:style-name="T8">base</text:span> <text:span text:style-name="T12">=</text:span> derived<text:span text:style-name="T12">;</text:span></text:p>
        <text:p text:style-name="P11">foo <text:span text:style-name="T12">=</text:span> <text:span text:style-name="T8">base</text:span><text:span text:style-name="T12">;</text:span> <text:s text:c="23"/><text:span text:style-name="T15">// REJECT</text:span></text:p>
        <text:p text:style-name="P4"><text:span text:style-name="T1">The first statement attaches a type </text:span><text:span text:style-name="Source_20_Text"><text:span text:style-name="T4">Derived</text:span></text:span><text:span text:style-name="T1"> variable to a type </text:span><text:span text:style-name="Source_20_Text"><text:span text:style-name="T4">Derived</text:span></text:span><text:span text:style-name="T1"> object-creation expression. The second statement attaches a variable of type </text:span><text:span text:style-name="Source_20_Text"><text:span text:style-name="T4">Foo</text:span></text:span><text:span text:style-name="T1"> to the created object. The type-checker enforces conformance between the type </text:span><text:span text:style-name="Source_20_Text"><text:span text:style-name="T4">Derived</text:span></text:span><text:span text:style-name="T1"> variable and the type </text:span><text:span text:style-name="Source_20_Text"><text:span text:style-name="T4">Foo</text:span></text:span><text:span text:style-name="T1"> variable by verifying that </text:span><text:span text:style-name="Source_20_Text"><text:span text:style-name="T4">Derived</text:span></text:span><text:span text:style-name="T1"> actually subtypes </text:span><text:span text:style-name="Source_20_Text"><text:span text:style-name="T4">Foo</text:span></text:span><text:span text:style-name="T1">. The third statement similarly passes type-checking. Note that these conformance checks consider the </text:span><text:span text:style-name="Emphasis"><text:span text:style-name="T1">variable</text:span></text:span><text:span text:style-name="T1"> type, not the attached </text:span><text:span text:style-name="Emphasis"><text:span text:style-name="T1">object</text:span></text:span><text:span text:style-name="T1"> type. In fact, later I'll explore the notion that objects do not have type. The type-checker rejects the fourth statement since </text:span><text:span text:style-name="Source_20_Text"><text:span text:style-name="T4">Foo</text:span></text:span><text:span text:style-name="T1"> does not subtype </text:span><text:span text:style-name="Source_20_Text"><text:span text:style-name="T4">Base</text:span></text:span><text:span text:style-name="T1">, even though </text:span><text:span text:style-name="Source_20_Text"><text:span text:style-name="T4">foo</text:span></text:span><text:span text:style-name="T1"> and </text:span><text:span text:style-name="Source_20_Text"><text:span text:style-name="T4">base</text:span></text:span><text:span text:style-name="T1"> point to the same object. Incompatible variable types prevent this attempt to attach a variable to the very object to which it is already attached.</text:span></text:p>
        <text:p text:style-name="P2">Now let's take a look at method invocation via the different variable types.</text:p>
        <text:p text:style-name="P11"><text:soft-page-break/><text:span text:style-name="T10">Derived</text:span> derived <text:span text:style-name="T12">=</text:span> <text:span text:style-name="T8">new</text:span> <text:span text:style-name="T10">Derived</text:span><text:span text:style-name="T12">();</text:span></text:p>
        <text:p text:style-name="P11"><text:span text:style-name="T10">Foo</text:span> <text:s/>foo <text:s/><text:span text:style-name="T12">=</text:span> derived<text:span text:style-name="T12">;</text:span></text:p>
        <text:p text:style-name="P11"><text:span text:style-name="T10">Base</text:span> <text:span text:style-name="T8">base</text:span> <text:span text:style-name="T12">=</text:span> derived<text:span text:style-name="T12">;</text:span></text:p>
        <text:p text:style-name="P14">// Section 1: call m3()</text:p>
        <text:p text:style-name="P11"><text:span text:style-name="T10">System</text:span><text:span text:style-name="T12">.</text:span><text:span text:style-name="T8">out</text:span><text:span text:style-name="T12">.</text:span>println<text:span text:style-name="T12">(</text:span> derived<text:span text:style-name="T12">.</text:span>m3<text:span text:style-name="T12">()</text:span> <text:span text:style-name="T12">);</text:span></text:p>
        <text:p text:style-name="P11"><text:span text:style-name="T10">System</text:span><text:span text:style-name="T12">.</text:span><text:span text:style-name="T8">out</text:span><text:span text:style-name="T12">.</text:span>println<text:span text:style-name="T12">(</text:span> foo<text:span text:style-name="T12">.</text:span>m3<text:span text:style-name="T12">()</text:span> <text:span text:style-name="T12">);</text:span></text:p>
        <text:p text:style-name="P11"><text:span text:style-name="T10">System</text:span><text:span text:style-name="T12">.</text:span><text:span text:style-name="T8">out</text:span><text:span text:style-name="T12">.</text:span>println<text:span text:style-name="T12">(</text:span> <text:span text:style-name="T8">base</text:span><text:span text:style-name="T12">.</text:span>m3<text:span text:style-name="T12">()</text:span> <text:span text:style-name="T12">);</text:span> <text:s text:c="5"/><text:span text:style-name="T15">// REJECT</text:span></text:p>
        <text:p text:style-name="P14">// Section 2: call m1()</text:p>
        <text:p text:style-name="P11"><text:span text:style-name="T10">System</text:span><text:span text:style-name="T12">.</text:span><text:span text:style-name="T8">out</text:span><text:span text:style-name="T12">.</text:span>println<text:span text:style-name="T12">(</text:span> derived<text:span text:style-name="T12">.</text:span>m1<text:span text:style-name="T12">()</text:span> <text:span text:style-name="T12">);</text:span></text:p>
        <text:p text:style-name="P11"><text:span text:style-name="T10">System</text:span><text:span text:style-name="T12">.</text:span><text:span text:style-name="T8">out</text:span><text:span text:style-name="T12">.</text:span>println<text:span text:style-name="T12">(</text:span> foo<text:span text:style-name="T12">.</text:span>m1<text:span text:style-name="T12">()</text:span> <text:span text:style-name="T12">);</text:span> <text:s text:c="6"/><text:span text:style-name="T15">// REJECT</text:span></text:p>
        <text:p text:style-name="P11"><text:span text:style-name="T10">System</text:span><text:span text:style-name="T12">.</text:span><text:span text:style-name="T8">out</text:span><text:span text:style-name="T12">.</text:span>println<text:span text:style-name="T12">(</text:span> <text:span text:style-name="T8">base</text:span><text:span text:style-name="T12">.</text:span>m1<text:span text:style-name="T12">()</text:span> <text:span text:style-name="T12">);</text:span></text:p>
        <text:p text:style-name="P4"><text:span text:style-name="T1">Section 1 calls method </text:span><text:span text:style-name="Source_20_Text"><text:span text:style-name="T4">m3()</text:span></text:span><text:span text:style-name="T1"> through three different reference variable types. Since type </text:span><text:span text:style-name="Source_20_Text"><text:span text:style-name="T4">Base</text:span></text:span><text:span text:style-name="T1"> does not possess operation </text:span><text:span text:style-name="Source_20_Text"><text:span text:style-name="T4">m3()</text:span></text:span><text:span text:style-name="T1">, the type-checker rejects the section's third statement. Similarly, the type-checker rejects the second statement in Section 2 since type </text:span><text:span text:style-name="Source_20_Text"><text:span text:style-name="T4">Foo</text:span></text:span><text:span text:style-name="T1"> does not possess operation </text:span><text:span text:style-name="Source_20_Text"><text:span text:style-name="T4">m1()</text:span></text:span><text:span text:style-name="T1">. Remarkably, the three variables remain attached to the same object for every method call, and that object has implementation for both the </text:span><text:span text:style-name="Source_20_Text"><text:span text:style-name="T4">m1()</text:span></text:span><text:span text:style-name="T1"> and </text:span><text:span text:style-name="Source_20_Text"><text:span text:style-name="T4">m3()</text:span></text:span><text:span text:style-name="T1">methods. In the rejected statements, the type-checker overrules the underlying </text:span><text:span text:style-name="Source_20_Text"><text:span text:style-name="T4">Derived</text:span></text:span><text:span text:style-name="T1"> object's ability to perform the specified method call by enforcing variable type conformance.</text:span></text:p>
        <text:h text:style-name="P8" text:outline-level="2">An acceptable exception</text:h>
        <text:p text:style-name="P4"><text:span text:style-name="T1">In </text:span><text:span text:style-name="Emphasis"><text:span text:style-name="T1">Java Language Specification,</text:span></text:span><text:span text:style-name="T1"> James Gosling et al. proclaim that, "Variables have type, objects have class." That surprising statement contradicts the common practice of referring to an object's type. Gosling further notes, as discussed in the article, that types exist at compile time and objects exist at runtime.</text:span></text:p>
      </text:section>
      <text:p text:style-name="P1">Related: </text:p>
      <text:list xml:id="list7871680305881987" text:style-name="L1">
        <text:list-item>
          <text:p text:style-name="P7">Let's closely examine Gosling's statement. Recall that a class defines a single type, and that object creation requires a single class. Even though class inheritance may combine multiple modules along a single implementation inheritance chain, conceptually, object creation occurs using a single class <text:soft-page-break/>blueprint. Importantly, the blueprint brands the object, and this class branding does not change during the object's lifetime. The class used to create an object determines the object's implementation code. The object's structure does not subsequently change.</text:p>
        </text:list-item>
      </text:list>
      <text:p text:style-name="P3">Stating that "objects have class" rather than type adheres to the article's distinction. The class concept primarily focuses on modularization and implementation code reuse. Class definitions provide the implementation code associated with a runtime object. So at runtime, an object has class, not type.</text:p>
      <text:p text:style-name="P3">Nevertheless, when a class defines implementation code, it also defines a type. That one-to-one correspondence, resulting from the dual roles played by a class, leads to a natural association of an object with a type, namely the type defined by the class used to instantiate the object. Though I agree with the spirit of Gosling's assertion, I accept and practice referring to an object's type. That does not compromise the important distinction between type and class that lies in separating interface and implementation.</text:p>
      <text:h text:style-name="P9" text:outline-level="2">Conclusion</text:h>
      <text:p text:style-name="P3">Type and class are not indistinguishable. Types define module boundaries. That allows compile time type-checking to ensure the proper interaction with and between runtime objects. Classes define code implementation. At runtime, objects obtain their implementation marching orders from class definitions.</text:p>
      <text:p text:style-name="P3">The distinction between type and class also plays an important part in understanding inheritance. Both class and interface declarations affect a system's type inheritance hierarchy. By supporting multiple type inheritance, a supertype reference can attach to various subtype objects. Only class declarations, however, affect a system's implementation inheritance. Single class inheritance ensures a <text:soft-page-break/>runtime object has a single implementation strategy for each runtime message it may receive.</text:p>
      <text:p text:style-name="P4"><text:span text:style-name="T3">An understanding of the distinction between type and class facilitates the separation of interface and implementation. When you want to know what an object </text:span><text:span text:style-name="Emphasis"><text:span text:style-name="T3">can</text:span></text:span><text:span text:style-name="T3"> do, think type. When you want to know what an object </text:span><text:span text:style-name="Emphasis"><text:span text:style-name="T3">will</text:span></text:span><text:span text:style-name="T3"> do, think class.</text:span></text:p>
      <text:h text:style-name="P15" text:outline-level="3"><text:bookmark text:name="resources"/>Learn more about this topic</text:h>
      <text:list xml:id="list6915341142790780525" text:style-name="L2">
        <text:list-item>
          <text:p text:style-name="P5"><text:bookmark text:name="resources2"/><text:bookmark text:name="resources1"/><text:span text:style-name="Emphasis">Object-Oriented Analysis and Design With Applications, 2nd ed.,</text:span> Grady Booch (Addison Wesley, 1994) is an excellent resource for understanding object-oriented analysis and design<text:line-break/><text:a xlink:type="simple" xlink:href="http://www.amazon.com/exec/obidos/ASIN/0805353402/ref=sc_b_1/107-2690505-8911722"><text:span text:style-name="T16">http://www.amazon.com/exec/obidos/ASIN/0805353402/ref=sc_b_1/107-2690505-8911722</text:span></text:a></text:p>
        </text:list-item>
        <text:list-item>
          <text:p text:style-name="P5"><text:span text:style-name="Emphasis">Object-Oriented Software Construction, 2nd ed.,</text:span> Bertrand Meyer (Prentice Hall, 2000) is the best book I've encountered for understanding fundamental object-oriented concepts. Don't let the author's Eiffel roots dissuade you. In its careful consideration of object-oriented foundations, this book has a lot to say to Java developers<text:line-break/><text:a xlink:type="simple" xlink:href="http://www.amazon.com/exec/obidos/ASIN/0136291554/ref=sc_b_1/107-2690505-8911722"><text:span text:style-name="T16">http://www.amazon.com/exec/obidos/ASIN/0136291554/ref=sc_b_1/107-2690505-8911722</text:span></text:a></text:p>
        </text:list-item>
        <text:list-item>
          <text:p text:style-name="P5"><text:span text:style-name="Emphasis">Java Language Specification,</text:span> James Gosling, Bill Joy, Guy Steele, Gilad Bracha<text:line-break/><text:a xlink:type="simple" xlink:href="http://java.sun.com/docs/books/jls/second_edition/html/j.title.doc.html"><text:span text:style-name="T16">http://java.sun.com/docs/books/jls/second_edition/html/j.title.doc.html</text:span></text:a></text:p>
        </text:list-item>
        <text:list-item>
          <text:p text:style-name="P5">For more articles geared toward the Java beginner, browse the <text:span text:style-name="Strong_20_Emphasis"><text:span text:style-name="T7">Intro Level</text:span></text:span> section of <text:span text:style-name="Emphasis">JavaWorld</text:span>'s Topical Index<text:line-break/><text:a xlink:type="simple" xlink:href="http://www.javaworld.com/javaworld/topicalindex/jw-ti-introlevel.html"><text:span text:style-name="T16">http://www.javaworld.com/javaworld/topicalindex/jw-ti-introlevel.html</text:span></text:a></text:p>
        </text:list-item>
        <text:list-item>
          <text:p text:style-name="P5">Learn Java from the ground up in <text:span text:style-name="Emphasis">JavaWorld</text:span>'s <text:span text:style-name="Strong_20_Emphasis"><text:span text:style-name="T7">Java 101</text:span></text:span> column<text:line-break/><text:a xlink:type="simple" xlink:href="http://www.javaworld.com/javaworld/topicalindex/jw-ti-java101.html"><text:span text:style-name="T16">http://www.javaworld.com/javaworld/topicalindex/jw-ti-java101.html</text:span></text:a></text:p>
        </text:list-item>
        <text:list-item>
          <text:p text:style-name="P5">Also, join in <text:span text:style-name="Emphasis">ITworld.com</text:span>'s <text:span text:style-name="Strong_20_Emphasis"><text:span text:style-name="T7">Java Beginner</text:span></text:span> discussion<text:line-break/><text:a xlink:type="simple" xlink:href="http://www.itworld.com/jump/jw-0119-type/forums.itworld.com/webx?14@@.ee6b804/1301!skip=1252"><text:span text:style-name="T16">http://www.itworld.com/jump/jw-0119-type/forums.itworld.com/webx?14@@.ee6b804/1301!skip=1252</text:span></text:a></text:p>
        </text:list-item>
        <text:list-item>
          <text:p text:style-name="P5">Sign up for the <text:span text:style-name="Emphasis">JavaWorld This Week</text:span> free weekly email newsletter and keep up with what's new at <text:span text:style-name="Emphasis">JavaWorld</text:span><text:line-break/><text:a xlink:type="simple" xlink:href="http://www.idg.net/jw-subscribe"><text:span text:style-name="T16">http://www.idg.net/jw-subscribe</text:span></text:a></text:p>
        </text:list-item>
      </text:list>
      <text:list xml:id="list143447391784941" text:continue-list="list7871680305881987" text:style-name="L1">
        <text:list-item>
          <text:p text:style-name="P6"><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onospace, serif"/>
    <style:font-face style:name="PT Sans Narrow" svg:font-family="'PT Sans Narrow', sans-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4:34:06.505327890</meta:creation-date>
    <dc:date>2017-09-20T14:34:46.309849820</dc:date>
    <meta:editing-duration>P0D</meta:editing-duration>
    <meta:editing-cycles>1</meta:editing-cycles>
    <meta:document-statistic meta:table-count="0" meta:image-count="0" meta:object-count="0" meta:page-count="11" meta:paragraph-count="113" meta:word-count="2482" meta:character-count="17189" meta:non-whitespace-character-count="14706"/>
    <meta:generator>LibreOffice/4.2.8.2$Linux_X86_64 LibreOffice_project/420m0$Build-2</meta:generator>
  </office:meta>
</office:document-meta>
</file>